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Courier 10 Pitch" officeooo:rsid="0014cd37" officeooo:paragraph-rsid="0014cd37"/>
    </style:style>
    <style:style style:name="P2" style:family="paragraph" style:parent-style-name="Standard">
      <style:paragraph-properties fo:text-align="justify" style:justify-single-word="false"/>
      <style:text-properties style:font-name="Courier 10 Pitch" fo:font-weight="normal" officeooo:paragraph-rsid="0016ce28" style:font-weight-asian="normal" style:font-weight-complex="normal"/>
    </style:style>
    <style:style style:name="P3" style:family="paragraph" style:parent-style-name="Standard">
      <style:paragraph-properties fo:text-align="justify" style:justify-single-word="false"/>
      <style:text-properties style:font-name="Courier 10 Pitch" fo:font-weight="bold" officeooo:rsid="00244ac3" officeooo:paragraph-rsid="00244ac3" style:font-weight-asian="bold" style:font-weight-complex="bold"/>
    </style:style>
    <style:style style:name="P4" style:family="paragraph" style:parent-style-name="Standard">
      <style:paragraph-properties fo:text-align="justify" style:justify-single-word="false"/>
      <style:text-properties style:font-name="Nimbus Roman No9 L" fo:font-weight="normal" officeooo:rsid="001b96ef" officeooo:paragraph-rsid="001b96ef" style:font-weight-asian="normal" style:font-weight-complex="normal"/>
    </style:style>
    <style:style style:name="P5" style:family="paragraph" style:parent-style-name="Standard">
      <style:paragraph-properties fo:text-align="justify" style:justify-single-word="false"/>
      <style:text-properties style:font-name="Nimbus Roman No9 L" fo:font-weight="normal" officeooo:rsid="0021d87b" officeooo:paragraph-rsid="0021d87b" style:font-weight-asian="normal" style:font-weight-complex="normal"/>
    </style:style>
    <style:style style:name="P6" style:family="paragraph" style:parent-style-name="Standard">
      <style:paragraph-properties fo:text-align="justify" style:justify-single-word="false"/>
      <style:text-properties style:font-name="Nimbus Roman No9 L" fo:font-weight="normal" officeooo:rsid="00241ca2" officeooo:paragraph-rsid="00241ca2" style:font-weight-asian="normal" style:font-weight-complex="normal"/>
    </style:style>
    <style:style style:name="P7" style:family="paragraph" style:parent-style-name="Standard">
      <style:paragraph-properties fo:text-align="justify" style:justify-single-word="false"/>
      <style:text-properties style:font-name="Nimbus Roman No9 L" fo:font-weight="normal" officeooo:rsid="0029bef9" officeooo:paragraph-rsid="0029bef9" style:font-weight-asian="normal" style:font-weight-complex="normal"/>
    </style:style>
    <style:style style:name="P8" style:family="paragraph" style:parent-style-name="Standard">
      <style:paragraph-properties fo:text-align="center" style:justify-single-word="false"/>
      <style:text-properties style:font-name="Nimbus Roman No9 L" fo:font-size="13pt" fo:font-weight="bold" officeooo:rsid="000d3d20" officeooo:paragraph-rsid="000d3d20" style:font-size-asian="13pt" style:font-weight-asian="bold" style:font-size-complex="13pt" style:font-weight-complex="bold"/>
    </style:style>
    <style:style style:name="P9" style:family="paragraph" style:parent-style-name="Standard">
      <style:paragraph-properties fo:text-align="justify" style:justify-single-word="false"/>
      <style:text-properties style:font-name="Nimbus Roman No9 L" officeooo:rsid="000d434b" officeooo:paragraph-rsid="000d434b"/>
    </style:style>
    <style:style style:name="P10" style:family="paragraph" style:parent-style-name="Standard">
      <style:paragraph-properties fo:text-align="justify" style:justify-single-word="false"/>
      <style:text-properties style:font-name="Nimbus Roman No9 L" officeooo:rsid="0014cd37" officeooo:paragraph-rsid="0014cd37"/>
    </style:style>
    <style:style style:name="P11" style:family="paragraph" style:parent-style-name="Standard">
      <style:paragraph-properties fo:text-align="justify" style:justify-single-word="false"/>
      <style:text-properties style:font-name="Nimbus Roman No9 L" officeooo:rsid="0016ce28" officeooo:paragraph-rsid="0016ce28"/>
    </style:style>
    <style:style style:name="P12" style:family="paragraph" style:parent-style-name="Standard">
      <style:paragraph-properties fo:text-align="justify" style:justify-single-word="false"/>
      <style:text-properties style:font-name="Nimbus Roman No9 L" fo:font-weight="bold" officeooo:rsid="00241ca2" officeooo:paragraph-rsid="00241ca2" style:font-weight-asian="bold" style:font-weight-complex="bold"/>
    </style:style>
    <style:style style:name="P13" style:family="paragraph" style:parent-style-name="Standard">
      <style:paragraph-properties fo:text-align="justify" style:justify-single-word="false"/>
      <style:text-properties style:font-name="Nimbus Roman No9 L" fo:font-weight="bold" officeooo:rsid="00244ac3" officeooo:paragraph-rsid="00244ac3" style:font-weight-asian="bold" style:font-weight-complex="bold"/>
    </style:style>
    <style:style style:name="P14" style:family="paragraph" style:parent-style-name="Standard">
      <style:paragraph-properties fo:text-align="justify" style:justify-single-word="false"/>
      <style:text-properties style:font-name="Nimbus Roman No9 L" fo:font-weight="bold" officeooo:rsid="00276352" officeooo:paragraph-rsid="00276352" style:font-weight-asian="bold" style:font-weight-complex="bold"/>
    </style:style>
    <style:style style:name="P15" style:family="paragraph" style:parent-style-name="Standard">
      <style:paragraph-properties fo:text-align="justify" style:justify-single-word="false"/>
      <style:text-properties style:font-name="Nimbus Roman No9 L" fo:font-weight="bold" officeooo:rsid="002b111e" officeooo:paragraph-rsid="002b111e" style:font-weight-asian="bold" style:font-weight-complex="bold"/>
    </style:style>
    <style:style style:name="P16" style:family="paragraph" style:parent-style-name="Standard" style:list-style-name="L1">
      <style:paragraph-properties fo:text-align="justify" style:justify-single-word="false"/>
      <style:text-properties style:font-name="Nimbus Roman No9 L" fo:font-weight="normal" officeooo:rsid="001b96ef" officeooo:paragraph-rsid="001b96ef" style:font-weight-asian="normal" style:font-weight-complex="normal"/>
    </style:style>
    <style:style style:name="P17" style:family="paragraph" style:parent-style-name="Standard">
      <style:paragraph-properties fo:text-align="justify" style:justify-single-word="false"/>
      <style:text-properties style:font-name="Nimbus Roman No9 L" fo:font-weight="normal" officeooo:rsid="002b111e" officeooo:paragraph-rsid="002b111e" style:font-weight-asian="normal" style:font-weight-complex="normal"/>
    </style:style>
    <style:style style:name="P18" style:family="paragraph" style:parent-style-name="Standard">
      <style:paragraph-properties fo:text-align="justify" style:justify-single-word="false"/>
      <style:text-properties style:font-name="Nimbus Roman No9 L" officeooo:rsid="000d434b" officeooo:paragraph-rsid="000d434b"/>
    </style:style>
    <style:style style:name="P19" style:family="paragraph" style:parent-style-name="Standard">
      <style:paragraph-properties fo:text-align="justify" style:justify-single-word="false"/>
      <style:text-properties style:font-name="Nimbus Roman No9 L" officeooo:rsid="002f6812" officeooo:paragraph-rsid="000d434b"/>
    </style:style>
    <style:style style:name="T1" style:family="text">
      <style:text-properties officeooo:rsid="000e8f08"/>
    </style:style>
    <style:style style:name="T2" style:family="text">
      <style:text-properties officeooo:rsid="001cef0c"/>
    </style:style>
    <style:style style:name="T3" style:family="text">
      <style:text-properties officeooo:rsid="001eacd7"/>
    </style:style>
    <style:style style:name="T4" style:family="text">
      <style:text-properties fo:font-weight="normal" style:font-weight-asian="normal" style:font-weight-complex="normal"/>
    </style:style>
    <style:style style:name="T5" style:family="text">
      <style:text-properties officeooo:rsid="0027635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ase Study on SQL Injection and Prevention</text:p>
      <text:p text:style-name="P8"/>
      <text:p text:style-name="P13">SQL Injection</text:p>
      <text:p text:style-name="P13"/>
      <text:p text:style-name="P9">SQL injection is a technique where malicious users can inject SQL commands into the SQL statement, via web page input. <text:span text:style-name="T1">It is mostly known as an attack vector for websites but can be used to attack any type of SQL database. It allows attackers to spoof identity, tamper the existing data, cause repudiation issues such as voiding transactions or changing balances, allow the complete disclosure of all data on the system, destroy the data or make it otherwise unavailable and become administrators of the database server. Weak input validation, dynamic construction of SQL statements without using safe parameters and over-priviledged database logins are the vulnerabilities that make the data access code susceptible to SQL injection. </text:span></text:p>
      <text:p text:style-name="P19"/>
      <text:p text:style-name="P9"/>
      <text:p text:style-name="P10">Example of SQL Injection</text:p>
      <text:p text:style-name="P10"/>
      <text:p text:style-name="P1">SELECT * FROM Users WHERE UserId = 105 or 1=1</text:p>
      <text:p text:style-name="P1"/>
      <text:p text:style-name="P11">more likely, </text:p>
      <text:p text:style-name="P2">SELECT UserId, Name, Password FROM Users WHERE UserId = 105 or 1=1</text:p>
      <text:p text:style-name="P5">this command will let the user knows the different name and password available.</text:p>
      <text:p text:style-name="P2"/>
      <text:p text:style-name="P2"/>
      <text:p text:style-name="P2"/>
      <text:p text:style-name="P3">Prevention</text:p>
      <text:p text:style-name="P4">SQL injection can be prevented using : </text:p>
      <text:p text:style-name="P4"/>
      <text:list xml:id="list3602984221313306581" text:style-name="L1">
        <text:list-item>
          <text:p text:style-name="P16">input validation – <text:span text:style-name="T2">The system will watch out for the restricted characters that may cause error </text:span></text:p>
          <text:p text:style-name="P16"/>
        </text:list-item>
        <text:list-item>
          <text:p text:style-name="P16">limit database permission – <text:span text:style-name="T3">setting the database to be read only, make sure that a database user is created only for specific application and this user is not able to access other applications</text:span></text:p>
        </text:list-item>
      </text:list>
      <text:p text:style-name="P4"/>
      <text:list xml:id="list223842074438376" text:continue-numbering="true" text:style-name="L1">
        <text:list-item>
          <text:p text:style-name="P16">configure error reporting – <text:span text:style-name="T3">make all the error messages internal</text:span></text:p>
        </text:list-item>
      </text:list>
      <text:p text:style-name="P7"/>
      <text:p text:style-name="P4"/>
      <text:p text:style-name="P4"/>
      <text:p text:style-name="P4"/>
      <text:p text:style-name="P6">Re<text:span text:style-name="T5">fer</text:span>ences:</text:p>
      <text:p text:style-name="P12"><text:a xlink:type="simple" xlink:href="https://msdn.microsoft.com/en-us/library/ff648339.aspx" text:style-name="Internet_20_link" text:visited-style-name="Visited_20_Internet_20_Link">https://msdn.microsoft.com/en-us/library/ff648339.aspx</text:a>, Accessed on:<text:span text:style-name="T4"> 8:38 AM, November 4, 2016</text:span></text:p>
      <text:p text:style-name="P14"><text:a xlink:type="simple" xlink:href="http://www.unixwiz.net/techtips/sql-injection.html" text:style-name="Internet_20_link" text:visited-style-name="Visited_20_Internet_20_Link"><text:span text:style-name="T4">www.unixwiz.net/techtips/sql-injection.html</text:span></text:a><text:span text:style-name="T4"> </text:span></text:p>
      <text:p text:style-name="P15"><text:a xlink:type="simple" xlink:href="https://www.veracode.com/security/sql-injection" text:style-name="Internet_20_link" text:visited-style-name="Visited_20_Internet_20_Link"><text:span text:style-name="T4">https://www.veracode.com/security/sql-injection</text:span></text:a></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1T15:10:29.075271537</meta:creation-date>
    <dc:date>2016-11-14T22:38:40.724405919</dc:date>
    <meta:editing-duration>PT1H23M44S</meta:editing-duration>
    <meta:editing-cycles>31</meta:editing-cycles>
    <meta:generator>LibreOffice/5.1.4.2$Linux_X86_64 LibreOffice_project/10m0$Build-2</meta:generator>
    <meta:document-statistic meta:table-count="0" meta:image-count="0" meta:object-count="0" meta:page-count="1" meta:paragraph-count="18" meta:word-count="244" meta:character-count="1618" meta:non-whitespace-character-count="1387"/>
  </office:meta>
</office:document-meta>
</file>